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仿宋" svg:font-family="仿宋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仿宋" officeooo:rsid="0028a931" officeooo:paragraph-rsid="0053a4b3" style:font-name-asian="仿宋" style:language-asian="zh" style:country-asian="CN"/>
    </style:style>
    <style:style style:name="P2" style:family="paragraph" style:parent-style-name="Heading_20_2">
      <style:text-properties style:font-name="仿宋" style:font-name-asian="仿宋"/>
    </style:style>
    <style:style style:name="P3" style:family="paragraph" style:parent-style-name="Heading_20_2">
      <style:text-properties style:font-name="仿宋" officeooo:paragraph-rsid="00585849" style:font-name-asian="仿宋"/>
    </style:style>
    <style:style style:name="P4" style:family="paragraph" style:parent-style-name="Title">
      <style:text-properties style:font-name="仿宋" style:font-name-asian="仿宋"/>
    </style:style>
    <style:style style:name="P5" style:family="paragraph" style:parent-style-name="Standard">
      <style:text-properties style:font-name="仿宋" officeooo:rsid="001e716e" style:font-name-asian="仿宋" style:language-asian="zh" style:country-asian="CN"/>
    </style:style>
    <style:style style:name="P6" style:family="paragraph" style:parent-style-name="Standard">
      <style:text-properties style:font-name="仿宋" officeooo:rsid="001e716e" officeooo:paragraph-rsid="001e716e" style:font-name-asian="仿宋" style:language-asian="zh" style:country-asian="CN"/>
    </style:style>
    <style:style style:name="P7" style:family="paragraph" style:parent-style-name="Standard">
      <style:text-properties style:font-name="仿宋" officeooo:rsid="001e716e" officeooo:paragraph-rsid="003cfed5" style:font-name-asian="仿宋" style:language-asian="zh" style:country-asian="CN"/>
    </style:style>
    <style:style style:name="P8" style:family="paragraph" style:parent-style-name="Standard">
      <style:text-properties style:font-name="仿宋" officeooo:rsid="001e716e" officeooo:paragraph-rsid="004002e6" style:font-name-asian="仿宋" style:language-asian="zh" style:country-asian="CN"/>
    </style:style>
    <style:style style:name="P9" style:family="paragraph" style:parent-style-name="Standard">
      <style:text-properties style:font-name="仿宋" officeooo:rsid="0035a93c" officeooo:paragraph-rsid="00411941" style:font-name-asian="仿宋" style:language-asian="zh" style:country-asian="CN"/>
    </style:style>
    <style:style style:name="P10" style:family="paragraph" style:parent-style-name="Standard">
      <style:text-properties style:font-name="仿宋" officeooo:rsid="0035a93c" officeooo:paragraph-rsid="00449469" style:font-name-asian="仿宋" style:language-asian="zh" style:country-asian="CN"/>
    </style:style>
    <style:style style:name="P11" style:family="paragraph" style:parent-style-name="Standard">
      <style:text-properties style:font-name="仿宋" officeooo:rsid="00411941" officeooo:paragraph-rsid="00449469" style:font-name-asian="仿宋" style:language-asian="zh" style:country-asian="CN"/>
    </style:style>
    <style:style style:name="P12" style:family="paragraph" style:parent-style-name="Standard">
      <style:text-properties style:font-name="仿宋" officeooo:rsid="00449469" officeooo:paragraph-rsid="00449469" style:font-name-asian="仿宋" style:language-asian="zh" style:country-asian="CN"/>
    </style:style>
    <style:style style:name="P13" style:family="paragraph" style:parent-style-name="Standard">
      <style:text-properties style:font-name="仿宋" officeooo:rsid="00450ead" officeooo:paragraph-rsid="00450ead" style:font-name-asian="仿宋" style:language-asian="zh" style:country-asian="CN"/>
    </style:style>
    <style:style style:name="P14" style:family="paragraph" style:parent-style-name="Standard">
      <style:text-properties style:font-name="仿宋" officeooo:rsid="00450ead" officeooo:paragraph-rsid="004a5003" style:font-name-asian="仿宋" style:language-asian="zh" style:country-asian="CN"/>
    </style:style>
    <style:style style:name="P15" style:family="paragraph" style:parent-style-name="Standard">
      <style:text-properties style:font-name="仿宋" officeooo:rsid="004b4e43" officeooo:paragraph-rsid="004b4e43" style:font-name-asian="仿宋" style:language-asian="zh" style:country-asian="CN"/>
    </style:style>
    <style:style style:name="P16" style:family="paragraph" style:parent-style-name="Standard">
      <style:text-properties style:font-name="仿宋" officeooo:rsid="004c81cf" officeooo:paragraph-rsid="004c81cf" style:font-name-asian="仿宋" style:language-asian="zh" style:country-asian="CN"/>
    </style:style>
    <style:style style:name="P17" style:family="paragraph" style:parent-style-name="Standard">
      <style:text-properties style:font-name="仿宋" officeooo:rsid="004c81cf" officeooo:paragraph-rsid="00510c1b" style:font-name-asian="仿宋" style:language-asian="zh" style:country-asian="CN"/>
    </style:style>
    <style:style style:name="P18" style:family="paragraph" style:parent-style-name="Standard">
      <style:text-properties style:font-name="仿宋" officeooo:rsid="0052ddbf" officeooo:paragraph-rsid="0052ddbf" style:font-name-asian="仿宋" style:language-asian="zh" style:country-asian="CN"/>
    </style:style>
    <style:style style:name="P19" style:family="paragraph" style:parent-style-name="Standard">
      <style:text-properties style:font-name="仿宋" officeooo:rsid="0055798a" officeooo:paragraph-rsid="0055798a" style:font-name-asian="仿宋" style:language-asian="zh" style:country-asian="CN"/>
    </style:style>
    <style:style style:name="P20" style:family="paragraph" style:parent-style-name="Standard">
      <style:text-properties style:font-name="仿宋" officeooo:rsid="0028a931" officeooo:paragraph-rsid="0029f1cb" style:font-name-asian="仿宋" style:language-asian="zh" style:country-asian="CN"/>
    </style:style>
    <style:style style:name="P21" style:family="paragraph" style:parent-style-name="Standard">
      <style:text-properties style:font-name="仿宋" officeooo:rsid="0028a931" officeooo:paragraph-rsid="0053a4b3" style:font-name-asian="仿宋" style:language-asian="zh" style:country-asian="CN"/>
    </style:style>
    <style:style style:name="P22" style:family="paragraph" style:parent-style-name="Standard">
      <style:text-properties style:font-name="仿宋" officeooo:rsid="00533346" officeooo:paragraph-rsid="00533346" style:font-name-asian="仿宋" style:language-asian="zh" style:country-asian="CN"/>
    </style:style>
    <style:style style:name="P23" style:family="paragraph" style:parent-style-name="Standard">
      <style:text-properties style:font-name="仿宋" officeooo:rsid="001e05ea" officeooo:paragraph-rsid="001e05ea" style:font-name-asian="仿宋" style:language-asian="zh" style:country-asian="CN"/>
    </style:style>
    <style:style style:name="P24" style:family="paragraph" style:parent-style-name="Heading_20_1">
      <style:text-properties style:font-name="仿宋" style:font-name-asian="仿宋"/>
    </style:style>
    <style:style style:name="P25" style:family="paragraph" style:parent-style-name="Table_20_Contents">
      <style:text-properties style:font-name="仿宋" style:font-name-asian="仿宋" style:language-asian="zh" style:country-asian="CN"/>
    </style:style>
    <style:style style:name="P26" style:family="paragraph" style:parent-style-name="Table_20_Contents">
      <style:text-properties style:font-name="仿宋" officeooo:rsid="00387185" officeooo:paragraph-rsid="00387185" style:font-name-asian="仿宋"/>
    </style:style>
    <style:style style:name="P27" style:family="paragraph" style:parent-style-name="Table_20_Contents">
      <style:text-properties style:font-name="仿宋" officeooo:rsid="004a5003" officeooo:paragraph-rsid="004a5003" style:font-name-asian="仿宋"/>
    </style:style>
    <style:style style:name="P28" style:family="paragraph" style:parent-style-name="Table_20_Contents">
      <style:text-properties style:font-name="仿宋" officeooo:rsid="004e676b" officeooo:paragraph-rsid="004e676b" style:font-name-asian="仿宋"/>
    </style:style>
    <style:style style:name="P29" style:family="paragraph" style:parent-style-name="Table_20_Contents">
      <style:text-properties style:font-name="仿宋" officeooo:rsid="0055798a" officeooo:paragraph-rsid="0055798a" style:font-name-asian="仿宋"/>
    </style:style>
    <style:style style:name="T1" style:family="text">
      <style:text-properties officeooo:rsid="002b4fff"/>
    </style:style>
    <style:style style:name="T2" style:family="text">
      <style:text-properties officeooo:rsid="002c2328"/>
    </style:style>
    <style:style style:name="T3" style:family="text">
      <style:text-properties officeooo:rsid="003429a5"/>
    </style:style>
    <style:style style:name="T4" style:family="text">
      <style:text-properties officeooo:rsid="0035a93c"/>
    </style:style>
    <style:style style:name="T5" style:family="text">
      <style:text-properties officeooo:rsid="003af981"/>
    </style:style>
    <style:style style:name="T6" style:family="text">
      <style:text-properties officeooo:rsid="003cfed5"/>
    </style:style>
    <style:style style:name="T7" style:family="text">
      <style:text-properties officeooo:rsid="004002e6"/>
    </style:style>
    <style:style style:name="T8" style:family="text">
      <style:text-properties officeooo:rsid="00411941"/>
    </style:style>
    <style:style style:name="T9" style:family="text">
      <style:text-properties style:language-asian="zh" style:country-asian="CN"/>
    </style:style>
    <style:style style:name="T10" style:family="text">
      <style:text-properties officeooo:rsid="00585849" style:language-asian="zh" style:country-asian="CN"/>
    </style:style>
    <style:style style:name="T11" style:family="text">
      <style:text-properties style:font-name="仿宋" style:font-name-asian="仿宋"/>
    </style:style>
    <style:style style:name="T12" style:family="text">
      <style:text-properties style:font-name="仿宋" style:font-name-asian="仿宋" style:language-asian="zh" style:country-asian="CN"/>
    </style:style>
    <style:style style:name="T13" style:family="text">
      <style:text-properties style:font-name="仿宋" officeooo:rsid="00585849" style:font-name-asian="仿宋" style:language-asian="zh" style:country-asian="CN"/>
    </style:style>
    <style:style style:name="T14" style:family="text">
      <style:text-properties officeooo:rsid="00510c1b"/>
    </style:style>
    <style:style style:name="T15" style:family="text">
      <style:text-properties officeooo:rsid="005ce743"/>
    </style:style>
    <style:style style:name="T16" style:family="text">
      <style:text-properties style:font-name="仿宋" style:font-name-asian="仿宋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</text:span>ysql <text:span text:style-name="T1">install in linux</text:span></text:p>
      <text:p text:style-name="P5"><text:tab/><text:tab/><text:tab/><text:tab/><text:tab/><text:tab/><text:tab/><text:tab/><text:tab/><text:tab/><text:tab/>实战<text:span text:style-name="T15">190320</text:span></text:p>
      <text:h text:style-name="P24" text:outline-level="1">总结</text:h>
      <text:p text:style-name="P6"/>
      <text:p text:style-name="P6"><text:tab/>mysql数据库是比较重要的数据库，需要对其进行了解，本次记录就是安装<text:span text:style-name="T5">5.7.17的流程。</text:span></text:p>
      <text:p text:style-name="P6"/>
      <text:p text:style-name="P6"/>
      <text:h text:style-name="P24" text:outline-level="1">环境</text:h>
      <text:p text:style-name="P6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5">操作系统</text:p>
          </table:table-cell>
          <table:table-cell table:style-name="表格1.B1" office:value-type="string">
            <text:p text:style-name="P26">CentOS release 6.5 (Final)</text:p>
          </table:table-cell>
        </table:table-row>
        <table:table-row>
          <table:table-cell table:style-name="表格1.A2" office:value-type="string">
            <text:p text:style-name="P25">软件</text:p>
          </table:table-cell>
          <table:table-cell table:style-name="表格1.B2" office:value-type="string">
            <text:p text:style-name="P26">mysql-5.7.17-linux-glibc2.5-x86_64.tar.gz </text:p>
          </table:table-cell>
        </table:table-row>
      </table:table>
      <text:p text:style-name="P6"/>
      <text:p text:style-name="P6"/>
      <text:h text:style-name="P24" text:outline-level="1">一、安装配置步骤</text:h>
      <text:p text:style-name="P6"/>
      <text:h text:style-name="P2" text:outline-level="2"><text:span text:style-name="T3">1、下载并上传</text:span>上传文件</text:h>
      <text:p text:style-name="P6"/>
      <text:p text:style-name="P6"><text:s text:c="8"/>略</text:p>
      <text:h text:style-name="P2" text:outline-level="2"><text:span text:style-name="T4">2、</text:span>解压文件</text:h>
      <text:p text:style-name="P7"><text:s text:c="6"/><text:span text:style-name="T6"># cd /usr/local</text:span></text:p>
      <text:p text:style-name="P7"><text:s text:c="6"/><text:span text:style-name="T6"># tar -zxvf /software/mysql-5.7.17-linux-glibc2.5-x86_64.tar.gz </text:span></text:p>
      <text:p text:style-name="P8"><text:s text:c="6"/># <text:span text:style-name="T7">mv mysql-5.7.17-linux-glibc2.5-x86_64 mysql</text:span></text:p>
      <text:h text:style-name="P2" text:outline-level="2">3、创建data目录</text:h>
      <text:p text:style-name="P9"><text:s text:c="6"/><text:span text:style-name="T8"># cd mysql</text:span></text:p>
      <text:p text:style-name="P10"><text:s text:c="6"/><text:span text:style-name="T8"># ls</text:span></text:p>
      <text:p text:style-name="P11"><text:tab/># mkdir data</text:p>
      <text:h text:style-name="P2" text:outline-level="2">4、<text:span text:style-name="T9">创建用户并授权</text:span></text:h>
      <text:p text:style-name="P12"><text:tab/># groupadd mysql</text:p>
      <text:p text:style-name="P12"><text:tab/># useradd -r -s /sbin/nologin -g mysql mysql -d /usr/local/mysql</text:p>
      <text:p text:style-name="P12"><text:tab/># chown -R mysql.mysql /usr/local/mysql</text:p>
      <text:p text:style-name="P12"><text:tab/># chown -R mysql.mysql /usr/local/mysql/</text:p>
      <text:h text:style-name="P2" text:outline-level="2">5<text:span text:style-name="T9">、初始化数据库</text:span></text:h>
      <text:p text:style-name="P13"><text:tab/># ./bin/mysql_install_db --user=mysql --basedir=/usr/local/mysql/ --datadir=/usr/local/mysql/data/</text:p>
      <table:table table:name="表格2" table:style-name="表格2">
        <table:table-column table:style-name="表格2.A"/>
        <text:soft-page-break/>
        <table:table-row>
          <table:table-cell table:style-name="表格2.A1" office:value-type="string">
            <text:p text:style-name="P27">2018-03-21 04:06:30 [WARNING] mysql_install_db is deprecated. Please consider switching to mysqld --initialize</text:p>
            <text:p text:style-name="P27">2018-03-21 04:06:36 [WARNING] The bootstrap log isn't empty:</text:p>
            <text:p text:style-name="P27">2018-03-21 04:06:36 [WARNING] 2018-03-20T20:06:31.406931Z 0 [Warning] --bootstrap is deprecated. Please consider using --initialize instead</text:p>
            <text:p text:style-name="P27">2018-03-20T20:06:31.453320Z 0 [Warning] Changed limits: max_open_files: 1024 (requested 5000)</text:p>
            <text:p text:style-name="P27">2018-03-20T20:06:31.453367Z 0 [Warning] Changed limits: table_open_cache: 431 (requested 2000)</text:p>
          </table:table-cell>
        </table:table-row>
      </table:table>
      <text:p text:style-name="P14"/>
      <text:p text:style-name="P13"><text:tab/>警告内容没有太大关系</text:p>
      <text:p text:style-name="P13"/>
      <text:h text:style-name="P3" text:outline-level="2">6、<text:span text:style-name="T9">复制文件到/</text:span><text:span text:style-name="T10">etc/my.cnf</text:span></text:h>
      <text:p text:style-name="P6"/>
      <text:p text:style-name="P15"><text:tab/># cp -a ./support-files/my-default.cnf /etc/my.cnf</text:p>
      <text:p text:style-name="P16"><text:tab/># vim /etc/my.cnf</text:p>
      <text:p text:style-name="P16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8">basedir = /usr/local/mysql</text:p>
            <text:p text:style-name="P28">datadir = /usr/local/mysql/data</text:p>
            <text:p text:style-name="P28">port = 3306</text:p>
            <text:p text:style-name="P28">socket = /tmp/mysql.sock</text:p>
            <text:p text:style-name="P28">character-set-server=utf8</text:p>
          </table:table-cell>
        </table:table-row>
      </table:table>
      <text:p text:style-name="P16"/>
      <text:p text:style-name="P17"><text:tab/><text:span text:style-name="T14"># cp -a ./support-files/mysql.server <text:s/>/etc/init.d/mysqld</text:span></text:p>
      <text:h text:style-name="P2" text:outline-level="2">7、启动，登陆mysql</text:h>
      <text:p text:style-name="P6"><text:tab/>启动mysqld</text:p>
      <text:p text:style-name="P18"><text:tab/># service mysqld start</text:p>
      <text:p text:style-name="P19"><text:s text:c="6"/>查看初始密码并在登陆时将该密码输入</text:p>
      <text:p text:style-name="P18"><text:tab/># cat /root/.mysql_secret </text:p>
      <text:p text:style-name="P18"><text:tab/>登陆</text:p>
      <text:p text:style-name="P18"><text:tab/># bin/mysql -uroot -p</text:p>
      <text:p text:style-name="P20"/>
      <text:p text:style-name="P6"/>
      <text:h text:style-name="P2" text:outline-level="2">8、修改登陆密码</text:h>
      <text:p text:style-name="P22"/>
      <text:p text:style-name="P19"><text:tab/>mysql&gt; SET PASSWORD FOR 'root'@localhost=PASSWORD('123456');</text:p>
      <text:h text:style-name="P2" text:outline-level="2">9、修改远程登陆访问</text:h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9">mysql&gt; use mysql</text:p>
            <text:p text:style-name="P29">Reading table information for completion of table and column names</text:p>
            <text:p text:style-name="P29">You can turn off this feature to get a quicker startup with -A</text:p>
            <text:p text:style-name="P29">Database changed</text:p>
            <text:p text:style-name="P29">mysql&gt; select host,user from user;</text:p>
            <text:p text:style-name="P29">+-----------+-----------+</text:p>
            <text:p text:style-name="P29">| host <text:s text:c="5"/>| user <text:s text:c="5"/>|</text:p>
            <text:p text:style-name="P29">+-----------+-----------+</text:p>
            <text:p text:style-name="P29"><text:soft-page-break/>| localhost | mysql.sys |</text:p>
            <text:p text:style-name="P29">| localhost | root <text:s text:c="5"/>|</text:p>
            <text:p text:style-name="P29">+-----------+-----------+</text:p>
            <text:p text:style-name="P29">2 rows in set (0.00 sec)</text:p>
            <text:p text:style-name="P29">mysql&gt; update user set host ='%' where user='root' ;</text:p>
            <text:p text:style-name="P29">Query OK, 1 row affected (0.00 sec)</text:p>
            <text:p text:style-name="P29">Rows matched: 1 <text:s/>Changed: 1 <text:s/>Warnings: 0</text:p>
            <text:p text:style-name="P29">mysql&gt; flush privileges;</text:p>
            <text:p text:style-name="P29">Query OK, 0 rows affected (0.00 sec)</text:p>
            <text:p text:style-name="P29">mysql&gt; select host,user from user;</text:p>
            <text:p text:style-name="P29">+-----------+-----------+</text:p>
            <text:p text:style-name="P29">| host <text:s text:c="5"/>| user <text:s text:c="5"/>|</text:p>
            <text:p text:style-name="P29">+-----------+-----------+</text:p>
            <text:p text:style-name="P29">| % <text:s text:c="8"/>| root <text:s text:c="5"/>|</text:p>
            <text:p text:style-name="P29">| localhost | mysql.sys |</text:p>
            <text:p text:style-name="P29">+-----------+-----------+</text:p>
          </table:table-cell>
        </table:table-row>
      </table:table>
      <text:p text:style-name="P6"/>
      <text:p text:style-name="P23"/>
      <text:p text:style-name="P1">参考文档：</text:p>
      <text:p text:style-name="P1"/>
      <text:p text:style-name="P1"><text:a xlink:type="simple" xlink:href="https://www.cnblogs.com/oldAlcazar/p/6835573.html" text:style-name="Internet_20_link" text:visited-style-name="Visited_20_Internet_20_Link"><text:span text:style-name="T11">https://www.cnblogs.com/oldAlcazar/p/6835573.html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仿宋" svg:font-family="仿宋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25S</meta:editing-duration>
    <meta:editing-cycles>51</meta:editing-cycles>
    <meta:generator>LibreOffice/5.3.0.3$Windows_X86_64 LibreOffice_project/7074905676c47b82bbcfbea1aeefc84afe1c50e1</meta:generator>
    <dc:date>2018-03-24T10:56:33.079000000</dc:date>
    <meta:document-statistic meta:table-count="4" meta:image-count="0" meta:object-count="0" meta:page-count="3" meta:paragraph-count="78" meta:word-count="452" meta:character-count="2428" meta:non-whitespace-character-count="2104"/>
    <meta:user-defined meta:name="Info 1"/>
    <meta:user-defined meta:name="Info 2"/>
    <meta:user-defined meta:name="Info 3"/>
    <meta:user-defined meta:name="Info 4"/>
  </office:meta>
</office:document-meta>
</file>